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0000000104DEE7EB8AC5B475D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name="Segoe Print" fo:font-size="18pt" fo:font-weight="bold" officeooo:rsid="000082af" officeooo:paragraph-rsid="000082a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27c92" officeooo:paragraph-rsid="00027c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2c3d8" officeooo:paragraph-rsid="0002c3d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39036" officeooo:paragraph-rsid="0003903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42dc2" officeooo:paragraph-rsid="00042dc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5b69a" officeooo:paragraph-rsid="0005b69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5ca08" officeooo:paragraph-rsid="0005ca0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78954" officeooo:paragraph-rsid="0007895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7deb3" officeooo:paragraph-rsid="0007deb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9d555" officeooo:paragraph-rsid="0009d55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05ca08" officeooo:paragraph-rsid="0005ca0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7f00ff" style:font-name="Arial" fo:font-size="12pt" fo:font-weight="bold" officeooo:rsid="0005b69a" officeooo:paragraph-rsid="0005b69a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027c92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05ca08" officeooo:paragraph-rsid="0005ca0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0c5937" officeooo:paragraph-rsid="000c593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0d5122" officeooo:paragraph-rsid="000d512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a9d9e" officeooo:paragraph-rsid="000a9d9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ac32e" officeooo:paragraph-rsid="000ac32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78954" officeooo:paragraph-rsid="0007895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7deb3" officeooo:paragraph-rsid="0007de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9d555" officeooo:paragraph-rsid="0009d55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c5937" officeooo:paragraph-rsid="000c593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d5122" officeooo:paragraph-rsid="000d512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df2b3" officeooo:paragraph-rsid="000df2b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e793d" officeooo:paragraph-rsid="000e793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ff0000" style:font-name="Arial" fo:font-size="12pt" fo:font-weight="normal" officeooo:rsid="000e793d" officeooo:paragraph-rsid="000e793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ff0000" style:font-name="Arial" fo:font-size="12pt" fo:font-weight="bold" officeooo:rsid="000e793d" officeooo:paragraph-rsid="000e793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ff0000" style:font-name="Arial" fo:font-size="12pt" fo:font-weight="bold" officeooo:rsid="000eec22" officeooo:paragraph-rsid="000eec22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officeooo:rsid="0002c3d8"/>
    </style:style>
    <style:style style:name="T4" style:family="text">
      <style:text-properties fo:color="#000000" style:font-name="Arial" fo:font-size="12pt" fo:font-weight="normal" officeooo:rsid="00027c92" style:font-size-asian="10.5pt" style:font-weight-asian="normal" style:font-size-complex="12pt" style:font-weight-complex="normal"/>
    </style:style>
    <style:style style:name="T5" style:family="text">
      <style:text-properties fo:color="#000000" style:font-name="Arial" fo:font-size="12pt" fo:font-style="italic" fo:font-weight="bold" officeooo:rsid="00027c92" style:font-size-asian="10.5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000000" style:font-name="Arial" fo:font-size="12pt" fo:font-style="italic" fo:font-weight="bold" officeooo:rsid="0002c3d8" style:font-size-asian="10.5pt" style:font-style-asian="italic" style:font-weight-asian="bold" style:font-size-complex="12pt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5ca08" style:font-style-asian="italic" style:font-style-complex="italic"/>
    </style:style>
    <style:style style:name="T9" style:family="text">
      <style:text-properties officeooo:rsid="00039036"/>
    </style:style>
    <style:style style:name="T10" style:family="text">
      <style:text-properties fo:color="#7f00ff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7f00ff" style:text-underline-style="solid" style:text-underline-width="auto" style:text-underline-color="font-color" fo:font-weight="bold" officeooo:rsid="0005ca08" style:font-weight-asian="bold" style:font-weight-complex="bold"/>
    </style:style>
    <style:style style:name="T12" style:family="text">
      <style:text-properties fo:color="#7f00ff" fo:font-weight="bold" style:font-weight-asian="bold" style:font-weight-complex="bold"/>
    </style:style>
    <style:style style:name="T13" style:family="text">
      <style:text-properties officeooo:rsid="0005ca08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ca08" style:font-style-asian="normal" style:font-style-complex="normal"/>
    </style:style>
    <style:style style:name="T16" style:family="text">
      <style:text-properties officeooo:rsid="0007deb3"/>
    </style:style>
    <style:style style:name="T17" style:family="text">
      <style:text-properties fo:color="#008000"/>
    </style:style>
    <style:style style:name="T18" style:family="text">
      <style:text-properties fo:color="#008000" officeooo:rsid="000c5937"/>
    </style:style>
    <style:style style:name="T19" style:family="text">
      <style:text-properties officeooo:rsid="0009d555"/>
    </style:style>
    <style:style style:name="T20" style:family="text">
      <style:text-properties officeooo:rsid="000a9d9e"/>
    </style:style>
    <style:style style:name="T21" style:family="text">
      <style:text-properties officeooo:rsid="000ac32e"/>
    </style:style>
    <style:style style:name="T22" style:family="text">
      <style:text-properties officeooo:rsid="000c593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0d5122"/>
    </style:style>
    <style:style style:name="T25" style:family="text">
      <style:text-properties officeooo:rsid="000df2b3"/>
    </style:style>
    <text:list-style style:name="L1">
      <text:list-level-style-image text:level="1" xlink:href="Pictures/1000020000000010000000104DEE7EB8AC5B475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0000000104DEE7EB8AC5B475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0000000104DEE7EB8AC5B475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0000000104DEE7EB8AC5B475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0000000104DEE7EB8AC5B475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0000000104DEE7EB8AC5B475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0000000104DEE7EB8AC5B475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0000000104DEE7EB8AC5B475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0000000104DEE7EB8AC5B475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0000000104DEE7EB8AC5B475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’église carolingienne : La réforme monastique, de Benoît d’Aniaine à la fondation de Cluny </text:p>
      <text:p text:style-name="P1"/>
      <text:p text:style-name="P2">L’église fait objet de critique, <text:span text:style-name="T1">le monachisme</text:span> apparaît en occident et fait de nombreuses préoccupation qui change les idéaux ainsi que les fonctions de chacun. </text:p>
      <text:p text:style-name="P2"/>
      <text:p text:style-name="P2">Le moine : doit prier, pauvre, chaste, pas de relation avec femmes, vie enfermer, pas trop manger, aucun loisir sauf prière… </text:p>
      <text:p text:style-name="P2"/>
      <text:p text:style-name="P2"><text:span text:style-name="T1">Réforme monastique</text:span> : Charlemagne d’investie de protecteur de l’église et dans ses décisions il cherche à réformer les monastère de son empire </text:p>
      <text:p text:style-name="P2">= enseignement monastique de grandes qualité, avec de nombreux manuscrit, pour tous même formation + il reprend les règles monastiques : veut uniformiser la lois : uniformisé la Règle (c’est Louis Le Pieux qui va le faire) </text:p>
      <text:p text:style-name="P2"><text:span text:style-name="T1">Louis le Pieux</text:span> : prolonge l’œuvre de son père, il arrive au pouvoir tard, Charlemagne lui donne une partie de son pouvoir en le nommant roi d’Aquitaine. </text:p>
      <text:p text:style-name="P2"><text:span text:style-name="T1">- Benoît d’Aniane </text:span>: vie particulière et vie l’uniformisation des règles</text:p>
      <text:p text:style-name="P2"><text:span text:style-name="T1">- Cluny</text:span> : applique règle et sert de modèle : donc c’est du monastère que découle les règles et non du pouvoir royal.</text:p>
      <text:p text:style-name="P2"/>
      <text:list xml:id="list3919509329" text:style-name="L1">
        <text:list-item>
          <text:p text:style-name="P13"><text:span text:style-name="T6">BENOÎT</text:span><text:span text:style-name="T5"> D’ANIANE</text:span><text:span text:style-name="T4"> : </text:span></text:p>
        </text:list-item>
      </text:list>
      <text:p text:style-name="P2"><text:span text:style-name="T11">→ </text:span><text:span text:style-name="T10">Vita Benedicti abbatis Anianensis</text:span><text:span text:style-name="T12"> : extrait de biographie</text:span> : source narrative : Une Vie </text:p>
      <text:p text:style-name="P2"><text:s/>vie d’un personnage d’un saint : genre hagiographique : vient du terme latin : saint + vita (vie de saint) <text:span text:style-name="T3">= biographie religieuse et spirituelle = vie exemplaire</text:span></text:p>
      <text:p text:style-name="P3">personnage à des imperfection et arrive à la perfection : vie qui plaît à Dieu : capacité du Saint à créer des miracles ( miracles → au Moyen-Age ne choque personnes : fait des vivants ou quand les saints sont morts)</text:p>
      <text:p text:style-name="P3"/>
      <text:p text:style-name="P3">-Sujet : passage qui décrit sa vie d’avant et vie d’après &amp; + comment il est devenu saint avec la réforme monastique. </text:p>
      <text:p text:style-name="P3"/>
      <text:p text:style-name="P3">-Contexte : réforme carolingienne de l’église et plus spécifiquement réforme monastique </text:p>
      <text:p text:style-name="P3"/>
      <text:p text:style-name="P3">-Témoignage : <text:s/>de première main : quelqu’un du moyen-âge <text:span text:style-name="T9">par Ardon </text:span></text:p>
      <text:p text:style-name="P3"/>
      <text:p text:style-name="P3">-Intérêt : </text:p>
      <text:p text:style-name="P3"/>
      <text:p text:style-name="P3">-Montre comment Benoit d‘Aniane met son service à Dieu mais il a un excès </text:p>
      <text:p text:style-name="P3"/>
      <text:p text:style-name="P3">→ texte : au départ, il est laïque, originaire du Languedoc, à une origine wisigothique, membre de l’aristocratie local (actif à la guerre) et un jour lors d’un conflits voit son frère mort au combat à ses côtés et abandonne la violence pour dieu. Il reste sportif mais il a des difficulté à se « calmer » et essaye de dompté son corps en faisant l’ascèse. </text:p>
      <text:p text:style-name="P4">Choisi son nom de « Benoît » : fasciné des premier temps monastique d’occident </text:p>
      <text:p text:style-name="P4">Saint Basile et Saint Pacôme : règles </text:p>
      <text:p text:style-name="P4"><text:soft-page-break/>Doit servir d’exemple : se priver de la nourriture.. relation exclusive avec Dieu : fausse route pas comme ça qu’il sert de modèle à la communauté car le saint doit être exemplaire = cherche d’autres types de règles : abus de certains </text:p>
      <text:p text:style-name="P4">va dans les monastères : va voir plusieurs monastères pour avoir plusieurs règles et les rassembler : demande aux moines qui vivent avec lui ce qu’il en pense. </text:p>
      <text:p text:style-name="P4">- Alcuin l’anglais : ami de Charlemagne, de l’ordre des diacre, célèbre pour sa sagesse gouverne le monastère de Saint Martin et de Tour (abbé laics) </text:p>
      <text:p text:style-name="P4">Au cour de sa quête rencontre Alcuin l’Anglais à Tour et devient ami avec lui = échange intellectuel entre les deux sur la réforme nécessaire. = les moines d’Aniane sont envoit comme disciple dans tout les monastères pour qu’ils expliquent les règles et imposent leur synthèse. </text:p>
      <text:p text:style-name="P4">Ses moines qui doivent aller à Tour se rendent dans un nouveau monastères : pour testé les règles dans un tout nouveau monastère. </text:p>
      <text:p text:style-name="P4"/>
      <text:p text:style-name="P5">Unifier la règle : </text:p>
      <text:p text:style-name="P5">- des règles...à règles :</text:p>
      <text:p text:style-name="P5">:travail du moine étue « il étudia le règles » et synthèse </text:p>
      <text:p text:style-name="P5"/>
      <text:p text:style-name="P5">Diffuser la règle : </text:p>
      <text:p text:style-name="P5">BV </text:p>
      <text:p text:style-name="P5"/>
      <text:p text:style-name="P5">- Rencontre avec Alcuin permet de faire une deuxième rencontre dont celle avec Louis le Pieux ( à cette époque roi d’Aquitaine) <text:s/>804 environ : va devenir très proche de lui, Louis le Pieux fait de lieu : réforme monastique dans son empire puis dans tout le territoire quand il sera roi</text:p>
      <text:p text:style-name="P5">Aquitaine : « laboratoire d’idées » qui veut diffuser par la suite dans tout le territoire </text:p>
      <text:p text:style-name="P5">assentiment : aboutir à un accord : une sytnhèse en ressort et l’empereur doit donner son accord : règle de saint benoît d’aniane diffusé dans tout le royaume </text:p>
      <text:p text:style-name="P6">Benoît d’Aniane : parcours l’empire dans le reste de sa vie </text:p>
      <text:p text:style-name="P6">- Louis le Pieux fait construire un monastère tout neuf pour ’installer Saint Benoît pas trop loin d’Aix et pouvoir le conseiller.</text:p>
      <text:p text:style-name="P6">= règle et lois diffusé partout : </text:p>
      <text:p text:style-name="P6">- rédige un livre : vrai succès de copies et de reproductions : beaucoup de monastère en conserver au moins un exemplaire = modèle littéraire : montre la volonté de diffusion de Saint Benoît. Reprend à on actif en précisent les temps liturgique </text:p>
      <text:p text:style-name="P6">- retour à la tempérance du moine pour se consacrer à la tradition spirituelle</text:p>
      <text:p text:style-name="P6"/>
      <text:p text:style-name="P6">= volonté d’uniformisation : monastère entretiennent liens avec l’empereur afin d’avoir un homogénéisation de l’église </text:p>
      <text:p text:style-name="P6"/>
      <text:p text:style-name="P6">Benoît de Nursie : plus représenté que d’Aniane : oubli de son rôle à cause de Cluny. </text:p>
      <text:p text:style-name="P6"/>
      <text:p text:style-name="P6">Cluny veut aussi faire des règles comme Saint Benoît : grand succès et fait oublier l’héritage de Saint Benoît. </text:p>
      <text:p text:style-name="P6"/>
      <text:p text:style-name="P12">→ Fondation d Cluny par Guillaume d’Aquitaine 909 , <text:span text:style-name="T7">Recueil des chartes de l’</text:span><text:span text:style-name="T8">abb</text:span><text:span text:style-name="T7">aye de Cluny,</text:span><text:span text:style-name="T14"> </text:span><text:span text:style-name="T15">Paris, 1876, p 124 128 traduit du latin </text:span></text:p>
      <text:p text:style-name="P6"/>
      <text:p text:style-name="P6">- la fondtion est décidée par un document officiel, une charte, qui dtaille le contenu de la donation mais aussi les conditions de fonctionnement du nouveau monastère.</text:p>
      <text:p text:style-name="P6">- transition IX Xe siècle : la fin de l’époque carolingienne considérable <text:s/>déclin du pouvoir royal qui pas<text:span text:style-name="T13">s</text:span>e au second plan, éclipsé par les princes territoriaux.</text:p>
      <text:p text:style-name="P6"><text:soft-page-break/>- Date mal assuré plutôt 910 <text:span text:style-name="T13">ou 909 </text:span></text:p>
      <text:p text:style-name="P6"/>
      <text:p text:style-name="P6">Créer un nouveau site monastique </text:p>
      <text:p text:style-name="P6">Aquitaine montre l’exemple </text:p>
      <text:p text:style-name="P7">charte : texte réglementaire : grande autorité, prend un décision </text:p>
      <text:p text:style-name="P7">- c’est un laïque qui parle :<text:span text:style-name="T1"> Guillaume d’Aquitaine, dit le Pieux </text:span>long règne( 1 des plus puissant prince de l’éopque 841 918) : grande titulature : marquis de Gothie, comte d’Auvergne, de Berry, du Limousin <text:s/>et finalement duc d’Aquitaine</text:p>
      <text:p text:style-name="P7">Sa principauté s’étend donc sur leB, une partie de la bourgogne ; est limousin auv gévau spetimanie <text:span text:style-name="T1">en quête de salut </text:span></text:p>
      <text:p text:style-name="P11">= grande principauté </text:p>
      <text:p text:style-name="P7">- Cette charte : précise à la fin du texte qu’elle est donnée pendant le règne de Guillaume le Pieux + donne le lieux = pour savoir qui l’écrit vraiment. </text:p>
      <text:p text:style-name="P7">Ici fondation de Cluny publiquement charte est signé lrs dune assie tenues à Bourgogne en présence de nombreux membres de l’aristocratie et du futur abbé de Cluny = Bernon </text:p>
      <text:p text:style-name="P7">La charte insiste sur le prestige du duc par la grâce de Dieu </text:p>
      <text:p text:style-name="P8">Moment où l’Aquitaine aurait pu devenir un royaume </text:p>
      <text:p text:style-name="P8">Guillaume : grand prestige mais ne trahis as : reste duc </text:p>
      <text:p text:style-name="P8"/>
      <text:p text:style-name="P8">Il aurait été lié à la famil<text:span text:style-name="T16">l</text:span>e carolingienne par son père Bernard Pantevelue + abbé <text:span text:style-name="T16">laïque</text:span> de l’abbaye Saint Julien de Bruoude o il se fait enterrer. + en 910 sous le règne du roi carolingien Charles le Simple, Guillaume fonde le monastère sur l’une de ses propriétés bourguignonnes, Cluny. </text:p>
      <text:p text:style-name="P8"/>
      <text:p text:style-name="P8">Pour l’avenir : il donne un domaine : Cluny qui lui appartient (bien qui lui est personnel : <text:span text:style-name="T2">« alleu »</text:span><text:span text:style-name="T1">= pleine propriété </text:span>) les donnes aux Saint Pierre &amp; Paul = vénérer à Rome : symbolique chrétienne : donner aux Saint c’est donner sous la protection de Rome donc du Pape de Rome et non au roi. = <text:s/>donne le succès de Cluny et son indépendances et de son extraction de son autorité local. </text:p>
      <text:p text:style-name="P8"/>
      <text:p text:style-name="P8">«  <text:span text:style-name="T21">qu’il soit connu de tous » </text:span></text:p>
      <text:p text:style-name="P8"><text:span text:style-name="T1">Cluny</text:span> possède : <text:span text:style-name="T17">Chapelle de Marie + d’autres, vignes, champs, près, rivière, moulins</text:span><text:span text:style-name="T18">(pain = économie importante)</text:span><text:span text:style-name="T17">, esclaves des deux sexes, forêts, ouvriers agricole …</text:span> = déjà construit &amp; habité <text:span text:style-name="T16">par des hommes esclaves ( pas libre, ni libre de s’en aller, peuvent avoir vie social mais contrôle seigneurial) : monastère reçoit beaucoup de choses déjà installé. </text:span></text:p>
      <text:p text:style-name="P9">A la base Cluny est un grand territoire agricole pour ne pas se préoccupé des ressources matérielles = toutes condition misent à disposition pour son bon fonctionnement. </text:p>
      <text:p text:style-name="P18">Les hommes : libre peuvent aller où ils veulent, les esclaves : obliger de rester dans le domaine, demander autorisation au seigneur (souvent refusé) </text:p>
      <text:p text:style-name="P9"><text:span text:style-name="T19">(</text:span>Monastère régulier : </text:p>
      <text:p text:style-name="P9">Monastère de lois canonique : <text:span text:style-name="T19">)</text:span></text:p>
      <text:p text:style-name="P9">Monastère bénédiction ici </text:p>
      <text:p text:style-name="P10">= mission principal : prière et prière pour la famille de Guillaume d’Aquitaine </text:p>
      <text:p text:style-name="P22">Don d’un alleu = bien propre et non pas un bénéfice </text:p>
      <text:p text:style-name="P22">= un grand domaine agricole comprenant : le centre seigneurial, les bâtiments disposés autour de la curtis (la cour) , les terres exploitée en faire-valoir direct, la réserve, la chapelle Sainte Marie et Saint Pierre , qui peut servir d’ores et déjà aux moines (mais la construction de l’abbatiale de Cluny I comence aussitôt terminée dès 924)</text:p>
      <text:p text:style-name="P22">- et des dépendances exploitées par des dépendant appelées « esclaves » par le traducteur plus exactemen ds persones non libre, puisqu’elles font l’objet d’une donation.</text:p>
      <text:p text:style-name="P22"><text:soft-page-break/>- le domaine regroupe des terres complémentaires, ce qui lii procure une certaine : autarcie : terre céréalières, vignes, près, friches et bois pour le détail. L’ensemble permettera aux moines de vivre de leurs rentes des leur installation à Cluny.</text:p>
      <text:p text:style-name="P22">= Fait tout cela pour que Cluny soit indépendante sans son seigneur et puissent devenir autonome </text:p>
      <text:p text:style-name="P10">-Contrôle d’un pape lointain + autorité de l’abbé Bernon sur place lors de la décision de la création de Cluny. Q<text:span text:style-name="T20">ua</text:span>nd Bernon mort : élir autre abbé : moines choissent leurs propres abbés : garantir la prière </text:p>
      <text:p text:style-name="P17">Quelqu’un de puissant et protéger l’église. </text:p>
      <text:p text:style-name="P17">Pour que décision ne soit pas en discorde entre ses enfants.</text:p>
      <text:p text:style-name="P17">Tout le monde est invité à l’assemblée et doivent donne leurs opinion au prince : prendre décision politiques ….</text:p>
      <text:p text:style-name="P17">Ce système c’est un garant du respect de la charte. </text:p>
      <text:p text:style-name="P17">Décision à Bourges (lieu de pouvoir en Aquitaine) </text:p>
      <text:p text:style-name="P17">Parmis les membre de l’assemblée : Bernon &amp; Odon (diacre) = son témoins de la charte, premier abbés de Cluny.</text:p>
      <text:p text:style-name="P18">Charte commence par : « Moi Guillaume par le don de Dieu comte et duc » : rappelle la <text:s/>formule « roi par la Grâce de Dieu » qui après avoir été l’apanage des Carolingiens ? A été reprise par des comtes à la fin du IXe </text:p>
      <text:p text:style-name="P18">Les princes considérent ne plus tenir leur pouvoir du souverain, mais directement de Dieu. </text:p>
      <text:p text:style-name="P18">En outre, le titre de duc est une nouveauté, adoptée unilatéralement par Guillaume en 898 : purement BV </text:p>
      <text:p text:style-name="P18"/>
      <text:p text:style-name="P18">Comme beaucoup de princes, il est sans doute apparanté à la famille carolingiennne par son père Bernard Pal<text:span text:style-name="T22">e</text:span>ntevelue. </text:p>
      <text:p text:style-name="P8"/>
      <text:p text:style-name="P15"><text:span text:style-name="T23">Fief à la place de « bénéfice » : le fief on ne le donne de père en fils (héritage)</text:span> </text:p>
      <text:p text:style-name="P15"/>
      <text:p text:style-name="P16"><text:span text:style-name="T23">texte : « je fais donation »</text:span> </text:p>
      <text:p text:style-name="P22"><text:span text:style-name="T24">- </text:span>: <text:span text:style-name="T24">donne une mission de prier : pour lui et pour ses parents (car c’est ceux qui fonde en partie Cluny) </text:span></text:p>
      <text:p text:style-name="P23">- Règles de Saint Benoit : messe commune, temps de travail spirituelle et manuelle </text:p>
      <text:p text:style-name="P23">vocaabulaire seigneurial </text:p>
      <text:p text:style-name="P23">- Nomination au poste de (directeur) abbé par Bernon </text:p>
      <text:p text:style-name="P23">- Guillaume fonde Cluny en toutes autonomie pour idéal il doit choisir un abbé choisit par lui-même : un abbé exerce jusqu’à la mort = ses les moines qui vont choisir leur abbé par la suite : nouveauté.</text:p>
      <text:p text:style-name="P23"/>
      <text:p text:style-name="P23">Charte de Cluny reproduite dans des archives de Cluny : Cluny laissent de nombreuses copies, il y a des compilations </text:p>
      <text:p text:style-name="P23"/>
      <text:p text:style-name="P23"><text:span text:style-name="T25">texte :</text:span>« <text:span text:style-name="T25">Que tout les cinq ans lesdits » </text:span></text:p>
      <text:p text:style-name="P24">- tout les 5ans : les moines paient 10 sous à Rome  en le versant au seuil de la Basilique Saint-Pierre = symboliquement donner au pape pour reconnaître qu’ils se rappellent que depuis leur origine ce monastère est protéger par Rome = c’est une garanti légal pour éviter tout conflits.</text:p>
      <text:p text:style-name="P24">Les moines doivent donner l’aumône pour : les moines, étranger, pèlerin( Pélerinage à Assise, Saint Jacques de Compostelle, la Croisade(terre saintes→Jérusalem)), voyageurs (Cluny reçoit beaucoup de voyageurs comme des princes etc → droit de l’hébergement : cher et devoir recevoir beaucoup de personnes...), mendiant.</text:p>
      <text:p text:style-name="P24">- mission des moines : de construire et aménager le monastère</text:p>
      <text:p text:style-name="P24"/>
      <text:p text:style-name="P25"><text:soft-page-break/>Une autre caractéristique de la réforme monastique du Xe nouvelle par rapport à l’époque de Benoit d’Aniane est la tentative de placer les monastères BV </text:p>
      <text:p text:style-name="P25">BV </text:p>
      <text:p text:style-name="P25">- Cluny est un monastère exempté</text:p>
      <text:p text:style-name="P24"/>
      <text:p text:style-name="P26">Guillaume, comme beaucoup de princes de son temps est en même temps un laic absusif et un réformateur. </text:p>
      <text:p text:style-name="P26">Le choix de faire de Clunyy un monastère réformé., bine dans l’ir du temps, repond tout autant à un soucis de meilleure observance qu’à un geste de souveraineté. </text:p>
      <text:p text:style-name="P26">Cluny = modèle dans la réforme, une indépendance inédite, </text:p>
      <text:p text:style-name="P26">= garant d’un rayonnement monastique nouveau(influence à tou les niveaux : spirituel, politique, artistique etc ...)</text:p>
      <text:p text:style-name="P27"><text:span text:style-name="T23">Beaucoup vont s’inspirer de Cluny, abbaye demande à Cluny de les « gouverner », elle devient le rentre clunisien où beaucoup vont être sous sa tutelle. </text:span></text:p>
      <text:p text:style-name="P27"><text:span text:style-name="T23">Cluny a une spécificité : moines doivent prier pour Guillaume et ses proches : les moines doivent continuer de prier au-delà de la mort : mission de prière des morts : obit </text:span></text:p>
      <text:p text:style-name="P28"><text:span text:style-name="T23">Victime de son succès : fait moins de temps manuelle et plus intellectuelle, au XIIe = Cluny est critiquer : moines trop de politique, ne font plus de manuelle, privilégier les riches que les pauvrs pour les accueillir. L’abbé de Citaux est construction en 1088 (ordre des Cisterciens) = art dépouillé et différent de Cluny 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08:55:06.612000000</meta:creation-date>
    <dc:date>2018-03-07T09:22:09.842000000</dc:date>
    <meta:editing-duration>PT21M45S</meta:editing-duration>
    <meta:editing-cycles>5</meta:editing-cycles>
    <meta:generator>LibreOffice/5.3.7.2$Windows_X86_64 LibreOffice_project/6b8ed514a9f8b44d37a1b96673cbbdd077e24059</meta:generator>
    <meta:document-statistic meta:table-count="0" meta:image-count="0" meta:object-count="0" meta:page-count="5" meta:paragraph-count="104" meta:word-count="2192" meta:character-count="12677" meta:non-whitespace-character-count="10501"/>
  </office:meta>
</office:document-meta>
</file>